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weight="bold" style:font-weight-asian="bold" style:font-weight-complex="bold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 Light" fo:font-size="6pt" style:font-size-asian="5.25pt" style:font-size-complex="6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1274f6" style:font-size-asian="10pt" style:font-weight-asian="bold" style:font-size-complex="10pt" style:font-weight-complex="bold"/>
    </style:style>
    <style:style style:name="T7" style:family="text">
      <style:text-properties officeooo:rsid="001274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SQL</text:p>
      <text:p text:style-name="P1"/>
      <text:p text:style-name="P1">Realiza las siguientes consultas SQL propuestas a la base de datos Netflix.</text:p>
      <text:p text:style-name="P1"/>
      <text:p text:style-name="P2">CREATE DATABASE IF NOT EXISTS Netflix;</text:p>
      <text:p text:style-name="P2">USE Netflix;</text:p>
      <text:p text:style-name="P2"/>
      <text:p text:style-name="P2">CREATE TABLE IF NOT EXISTS Peliculas(</text:p>
      <text:p text:style-name="P2"><text:tab/>id int,</text:p>
      <text:p text:style-name="P2"><text:s text:c="4"/><text:tab/>nombre VARCHAR(30),</text:p>
      <text:p text:style-name="P2"><text:s text:c="4"/><text:tab/>duracion INT,</text:p>
      <text:p text:style-name="P2"><text:s text:c="3"/><text:tab/>director VARCHAR(20),</text:p>
      <text:p text:style-name="P2"><text:s text:c="4"/><text:tab/>g<text:span text:style-name="T7">e</text:span>nero ENUM ('acción', 'drama', 'comedia'),</text:p>
      <text:p text:style-name="P2"><text:s text:c="4"/><text:tab/>nota FLOAT,</text:p>
      <text:p text:style-name="P2"><text:tab/>protagonista int,</text:p>
      <text:p text:style-name="P2"><text:s text:c="4"/><text:tab/>primary key (id)</text:p>
      <text:p text:style-name="P2">);</text:p>
      <text:p text:style-name="P2"/>
      <text:p text:style-name="P2"/>
      <text:p text:style-name="P2">CREATE TABLE IF NOT EXISTS Actores(</text:p>
      <text:p text:style-name="P2"><text:tab/>id_actor INT,</text:p>
      <text:p text:style-name="P2"><text:s text:c="4"/><text:tab/>nombre VARCHAR(30),</text:p>
      <text:p text:style-name="P2"><text:s text:c="4"/><text:tab/>fecha_nac DATE,</text:p>
      <text:p text:style-name="P2"><text:s text:c="4"/><text:tab/>sueldo INT,</text:p>
      <text:p text:style-name="P2"><text:s text:c="4"/><text:tab/><text:span text:style-name="T7">genero</text:span> ENUM ('femenino', 'masculino', 'otros'),</text:p>
      <text:p text:style-name="P2"><text:s text:c="4"/><text:tab/>primary key (id_actor)</text:p>
      <text:p text:style-name="P2">);</text:p>
      <text:p text:style-name="P2"/>
      <text:p text:style-name="P2">INSERT INTO Actores(id_actor, nombre, fecha_nac, sueldo, <text:span text:style-name="T7">genero</text:span>) VALUES</text:p>
      <text:p text:style-name="P2">(101, 'Leonardo', '1980/12/01' , 3000000, 'masculino'),</text:p>
      <text:p text:style-name="P2">(102, 'Julia', '1997/09/09' , 1000000, 'femenino'),</text:p>
      <text:p text:style-name="P2">(103, 'Brad', '1983/02/02' , 700000, 'masculino'),</text:p>
      <text:p text:style-name="P2">(104, 'Carlos', '1986/03/03' , 250000, 'masculino'),</text:p>
      <text:p text:style-name="P2">(105, 'Santiago', '1970/04/04' , 4000000, 'masculino'),</text:p>
      <text:p text:style-name="P2">(106, 'Penelope', '1976/05/05' , 23000, 'femenino'),</text:p>
      <text:p text:style-name="P2">(107, 'Noa', '1981/06/06' , 770000, 'otros'),</text:p>
      <text:p text:style-name="P2">(108, 'Jon', '1996/07/07' , 6000, 'otros');</text:p>
      <text:p text:style-name="P2"/>
      <text:p text:style-name="P2">INSERT INTO Peliculas (nombre, duracion, director, g<text:span text:style-name="T7">e</text:span>nero, nota, id, protagonista) VALUES</text:p>
      <text:p text:style-name="P2">('Bright', 120, 'Fernando', 'acción', 3.1, 1, 103),</text:p>
      <text:p text:style-name="P2">('Frida', 100, 'Daniel', 'drama', 7.6, 2, 107),</text:p>
      <text:p text:style-name="P2">('Los dos papas', 160, 'Adrián', 'comedia', 8.3, 3, 103),</text:p>
      <text:p text:style-name="P2">('Animales nocturnos', 185, 'Tomás', 'drama', 9.5, 4, 101),</text:p>
      <text:p text:style-name="P2">('Oceans Eleven', 150, 'Nuria', 'acción', 3.5, 5, 102),</text:p>
      <text:p text:style-name="P2">('Buscando a Nemo', 120, 'Jon', 'acción', 2.1, 6, 102),</text:p>
      <text:p text:style-name="P2">('El Hoyo', 110, 'Ivan', 'acción', 9.9, 7, 105),</text:p>
      <text:p text:style-name="P2">('Diamante en bruto', 140, 'Paola', 'acción', 7, 8, 108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Fuente_20_de_20_párrafo_20_predeter."><text:span text:style-name="T2">Ejercicio 1.-</text:span></text:span><text:span text:style-name="Fuente_20_de_20_párrafo_20_predeter."><text:span text:style-name="T1"> Obtén todos los datos de los actores con un sueldo menor que el sueldo de Penelope, y que hayan rodado una película de acción.</text:span></text:span></text:p>
      <text:p text:style-name="Standard"><text:span text:style-name="Fuente_20_de_20_párrafo_20_predeter."/></text:p>
      <text:p text:style-name="P1"><text:span text:style-name="T5">SELECT A.* FROM ACTORES AS A INNER JOIN PELICULAS AS P ON A.ID_ACTOR=P.PROTAGONISTA WHERE A.SUELDO &lt; (SELECT SUELDO FROM ACTORES WHERE NOMBRE="PENELOPE") AND P.G</text:span><text:span text:style-name="T6">E</text:span><text:span text:style-name="T5">NERO="ACCION";</text:span><text:line-break/></text:p>
      <text:p text:style-name="Standard"><text:span text:style-name="Fuente_20_de_20_párrafo_20_predeter."><text:span text:style-name="T2">Ejercicio 2.-</text:span></text:span><text:span text:style-name="Fuente_20_de_20_párrafo_20_predeter."><text:span text:style-name="T1"> Obtén el id y nombre del actor que haya rodado una película del mismo género que la película rodada por Jon, y en la columna sexo tenga el valor Femenino.</text:span></text:span></text:p>
      <text:p text:style-name="Standard"><text:span text:style-name="Fuente_20_de_20_párrafo_20_predeter."/></text:p>
      <text:p text:style-name="P1"><text:span text:style-name="T5">SELECT DISTINCT A.ID_ACTOR, A.NOMBRE FROM ACTORES AS A INNER JOIN PELICULAS AS P ON A.ID_ACTOR=P.PROTAGONISTA <text:line-break/>WHERE P.G</text:span><text:span text:style-name="T6">E</text:span><text:span text:style-name="T5">NERO=(SELECT P.G</text:span><text:span text:style-name="T6">E</text:span><text:span text:style-name="T5">NERO FROM ACTORES AS A INNER JOIN PELICULAS AS P ON A.ID_ACTOR=P.PROTAGONISTA WHERE P.DIRECTOR="jon") and A.</text:span><text:span text:style-name="T6">GENERO</text:span><text:span text:style-name="T5">="FEMENINO";</text:span><text:line-break/></text:p>
      <text:p text:style-name="P1"/>
      <text:p text:style-name="Standard"><text:span text:style-name="Fuente_20_de_20_párrafo_20_predeter."><text:span text:style-name="T2">Ejercicio 3.-</text:span></text:span><text:span text:style-name="Fuente_20_de_20_párrafo_20_predeter."><text:span text:style-name="T1"> Obtén el nombre de los actores que tengan menos caracteres que el actor con id 104, ordenador por la fecha de nacimiento de menor a mayor.</text:span></text:span></text:p>
      <text:p text:style-name="Standard"><text:span text:style-name="Fuente_20_de_20_párrafo_20_predeter."/></text:p>
      <text:p text:style-name="P1"><text:span text:style-name="T5">SELECT NOMBRE FROM ACTORES WHERE CHAR_LENGTH(NOMBRE) &lt; (SELECT CHAR_LENGTH(NOMBRE) FROM ACTORES WHERE ID_ACTOR=104) ORDER BY FECHA_NAC DESC;</text:span><text:line-break/></text:p>
      <text:p text:style-name="Standard"><text:span text:style-name="Fuente_20_de_20_párrafo_20_predeter."><text:span text:style-name="T2">Ejercicio 4.-</text:span></text:span><text:span text:style-name="Fuente_20_de_20_párrafo_20_predeter."><text:span text:style-name="T1"> Obtén el número total de películas rodadas por cada actor, siempre y cuando no hayan nacido en el mes de febrero o marzo. Muestra los datos en dos columnas de nombre ACTOR y TOTAL.</text:span></text:span></text:p>
      <text:p text:style-name="Standard"><text:span text:style-name="Fuente_20_de_20_párrafo_20_predeter."/></text:p>
      <text:p text:style-name="P3">SELECT A.NOMBRE AS ACTOR, COUNT(P.PROTAGONISTA) AS TOTAL <text:line-break/>FROM ACTORES AS A INNER JOIN PELICULAS AS P ON A.ID_ACTOR=P.PROTAGONISTA <text:line-break/>WHERE MONTH(A.FECHA_NAC) NOT IN (2, 3)<text:line-break/>GROUP BY A.NOMBRE;</text:p>
      <text:p text:style-name="P1"/>
      <text:p text:style-name="Standard"><text:span text:style-name="Fuente_20_de_20_párrafo_20_predeter."><text:span text:style-name="T2">Ejercicio 5.-</text:span></text:span><text:span text:style-name="Fuente_20_de_20_párrafo_20_predeter."><text:span text:style-name="T1"> Obtén el nombre de las películas con menor duración que la tercera película con mayor duración de la tabla.</text:span></text:span></text:p>
      <text:p text:style-name="Standard"><text:span text:style-name="Fuente_20_de_20_párrafo_20_predeter."/></text:p>
      <text:p text:style-name="P1"><text:span text:style-name="T5">SELECT NOMBRE FROM PELICULAS WHERE DURACION &lt; (SELECT DURACION FROM PELICULAS ORDER BY DURACION DESC LIMIT 2,1);</text:span><text:line-break/></text:p>
      <text:p text:style-name="Standard"><text:span text:style-name="Fuente_20_de_20_párrafo_20_predeter."><text:span text:style-name="T2">Ejercicio 6.-</text:span></text:span><text:span text:style-name="Fuente_20_de_20_párrafo_20_predeter."><text:span text:style-name="T1"> Obtén el nombre de las películas que contengan más de un letra "a" en su nombre y no hayan sido protagonizadas por el actor con sexo masculino y el máximo id.</text:span></text:span></text:p>
      <text:p text:style-name="Standard"><text:span text:style-name="Fuente_20_de_20_párrafo_20_predeter."/></text:p>
      <text:p text:style-name="P1"><text:span text:style-name="T5">SELECT NOMBRE FROM PELICULAS WHERE PROTAGONISTA != (SELECT ID_ACTOR FROM ACTORES WHERE </text:span><text:span text:style-name="T6">GENERO</text:span><text:span text:style-name="T5">="MASCULINO" ORDER BY ID_ACTOR DESC LIMIT 1) AND NOMBRE LIKE "%a%a%";</text:span><text:line-break/></text:p>
      <text:p text:style-name="Standard"><text:span text:style-name="Fuente_20_de_20_párrafo_20_predeter."><text:span text:style-name="T2">Ejercicio 7.-</text:span></text:span><text:span text:style-name="Fuente_20_de_20_párrafo_20_predeter."><text:span text:style-name="T1"> Obtén los datos del actor con el mismo nombre que el director de la película con menor puntuación de la tabla Películas.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3">SELECT * FROM ACTORES WHERE NOMBRE=(SELECT DIRECTOR FROM PELICULAS ORDER BY NOTA LIMIT 1)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Jon Zamora Oyarzun</meta:initial-creator>
    <meta:creation-date>2023-02-10T13:34:00Z</meta:creation-date>
    <dc:date>2024-06-07T10:55:25.709000000</dc:date>
    <meta:editing-cycles>6</meta:editing-cycles>
    <meta:editing-duration>PT1H15M22S</meta:editing-duration>
    <meta:document-statistic meta:table-count="0" meta:image-count="0" meta:object-count="0" meta:page-count="2" meta:paragraph-count="54" meta:word-count="559" meta:character-count="3756" meta:non-whitespace-character-count="3186"/>
    <meta:template xlink:type="simple" xlink:actuate="onRequest" xlink:title="" xlink:href="../Consultas%20consultas%20dentro%20de%20consultas%20SQL%202.odt/Normal"/>
  </office:meta>
</office:document-meta>
</file>